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 style:list-style-name="L1">
      <style:text-properties fo:font-size="10pt" style:font-size-asian="10pt" style:font-size-complex="10pt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19367954" text:style-name="L1">
        <text:list-item>
          <text:p text:style-name="P2">Front-End Development:</text:p>
          <text:list>
            <text:list-item>
              <text:p text:style-name="P3">HTML, CSS, and JavaScript: Proficiency in building responsive and accessible user interfaces using these core web technologies.</text:p>
            </text:list-item>
            <text:list-item>
              <text:p text:style-name="P3">CSS Frameworks: Familiarity with popular CSS frameworks like Bootstrap or Tailwind CSS can expedite front-end development.</text:p>
            </text:list-item>
          </text:list>
        </text:list-item>
        <text:list-item>
          <text:p text:style-name="P2">Back-End Development:</text:p>
          <text:list>
            <text:list-item>
              <text:p text:style-name="P3">Server-Side Programming: Knowledge of at least one server-side programming language such as JavaScript (Node.js), Python, Ruby, or PHP.</text:p>
            </text:list-item>
            <text:list-item>
              <text:p text:style-name="P3">Web Frameworks: Understanding and experience in working with web frameworks such as Express.js (Node.js), Django (Python), Ruby on Rails (Ruby), or Laravel (PHP).</text:p>
            </text:list-item>
            <text:list-item>
              <text:p text:style-name="P3">APIs and RESTful Services: Familiarity with creating and consuming APIs, understanding RESTful principles, and working with JSON data.</text:p>
            </text:list-item>
          </text:list>
        </text:list-item>
        <text:list-item>
          <text:p text:style-name="P2">Databases:</text:p>
          <text:list>
            <text:list-item>
              <text:p text:style-name="P3">Relational Databases: Proficiency in working with databases like MySQL, PostgreSQL, or SQLite. Understand concepts such as schema design, querying, and data manipulation.</text:p>
            </text:list-item>
            <text:list-item>
              <text:p text:style-name="P3">NoSQL Databases: Familiarity with non-relational databases like MongoDB or Firebase can be beneficial, especially for projects with flexible or unstructured data.</text:p>
            </text:list-item>
          </text:list>
        </text:list-item>
        <text:list-item>
          <text:p text:style-name="P2">Version Control:</text:p>
          <text:list>
            <text:list-item>
              <text:p text:style-name="P3">Git: Proficiency in using Git for version control, including common operations like branching, merging, and resolving conflicts. Familiarity with platforms like GitHub or GitLab.</text:p>
            </text:list-item>
          </text:list>
        </text:list-item>
        <text:list-item>
          <text:p text:style-name="P2">Deployment and Hosting:</text:p>
          <text:list>
            <text:list-item>
              <text:p text:style-name="P3">Cloud Platforms: Knowledge of deploying applications to cloud platforms like AWS, Azure, or Google Cloud.</text:p>
            </text:list-item>
            <text:list-item>
              <text:p text:style-name="P3">Web Servers: Understanding of web server configurations, deployment strategies, and hosting options.</text:p>
            </text:list-item>
          </text:list>
        </text:list-item>
        <text:list-item>
          <text:p text:style-name="P2">Testing and Debugging:</text:p>
          <text:list>
            <text:list-item>
              <text:p text:style-name="P3">Unit Testing: Familiarity with unit testing frameworks and techniques to ensure code quality and maintainability.</text:p>
            </text:list-item>
            <text:list-item>
              <text:p text:style-name="P3">Debugging: Proficiency in using debugging tools and techniques to identify and resolve issues in the codebase.</text:p>
            </text:list-item>
          </text:list>
        </text:list-item>
        <text:list-item>
          <text:p text:style-name="P2">Security:</text:p>
          <text:list>
            <text:list-item>
              <text:p text:style-name="P3">Basic Security Practices: Awareness of common security vulnerabilities, such as cross-site scripting (XSS), SQL injection, and implementing security measures like input validation and sanitization.</text:p>
            </text:list-item>
          </text:list>
        </text:list-item>
        <text:list-item>
          <text:p text:style-name="P2">Communication and Project Management:</text:p>
          <text:list>
            <text:list-item>
              <text:p text:style-name="P3">Client Interaction: Effective communication skills to understand client requirements, provide updates, and manage expectations.</text:p>
            </text:list-item>
            <text:list-item>
              <text:p text:style-name="P3">Project Management: Ability to plan and organize work, meet deadlines, and handle multiple projects simultaneously.</text:p>
            </text:list-item>
          </text:list>
        </text:list-item>
        <text:list-item>
          <text:p text:style-name="P2">Continuous Learning:</text:p>
          <text:list>
            <text:list-item>
              <text:p text:style-name="P3">Stay updated with the latest industry trends, technologies, and best practices through online resources, books, and tutorials.</text:p>
            </text:list-item>
            <text:list-item>
              <text:p text:style-name="P2">Participate in communities and forums to learn from others and expand your professional network.</text:p>
            </text:list-item>
          </text:list>
        </text:list-item>
      </text:list>
      <text:p text:style-name="P4">In addition to technical skills, freelancers should also possess business acumen, effective time management, and the ability to market and sell their services. Building a portfolio of projects, showcasing your skills through personal projects, and actively seeking freelance opportunities are valuable steps to get started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5:57:07.261190277</meta:creation-date>
    <dc:date>2023-07-11T15:57:26.179195623</dc:date>
    <meta:editing-duration>PT19S</meta:editing-duration>
    <meta:editing-cycles>1</meta:editing-cycles>
    <meta:document-statistic meta:table-count="0" meta:image-count="0" meta:object-count="0" meta:page-count="1" meta:paragraph-count="27" meta:word-count="392" meta:character-count="2817" meta:non-whitespace-character-count="2478"/>
    <meta:generator>LibreOffice/7.3.7.2$Linux_X86_64 LibreOffice_project/30$Build-2</meta:generator>
  </office:meta>
</office:document-meta>
</file>